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005a" officeooo:paragraph-rsid="001e005a"/>
    </style:style>
    <style:style style:name="P2" style:family="paragraph" style:parent-style-name="Standard" style:list-style-name="L3">
      <style:text-properties officeooo:rsid="001e005a" officeooo:paragraph-rsid="001e005a"/>
    </style:style>
    <style:style style:name="P3" style:family="paragraph" style:parent-style-name="Standard">
      <style:text-properties officeooo:paragraph-rsid="001e005a"/>
    </style:style>
    <style:style style:name="P4" style:family="paragraph" style:parent-style-name="Standard" style:list-style-name="L3">
      <style:text-properties officeooo:rsid="001ea873" officeooo:paragraph-rsid="001ea873"/>
    </style:style>
    <style:style style:name="T1" style:family="text">
      <style:text-properties officeooo:rsid="001e005a"/>
    </style:style>
    <style:style style:name="T2" style:family="text">
      <style:text-properties officeooo:rsid="001ea8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Outline for VT Survey GUI Tool – Simulate Conditions 6/26/24</text:span></text:p>
      <text:p text:style-name="P1"/>
      <text:list xml:id="list210050141" text:style-name="L3">
        <text:list-item>
          <text:p text:style-name="P2">Download PDF’s button (with Filters)</text:p>
          <text:list>
            <text:list-item>
              <text:p text:style-name="P2">Specific string query – i.e. facility name</text:p>
            </text:list-item>
            <text:list-item>
              <text:p text:style-name="P2">Start year <text:span text:style-name="T2">dropdown menu</text:span> (ignore all surveys prior to that year)</text:p>
            </text:list-item>
            <text:list-item>
              <text:p text:style-name="P2">Checkboxes for type of facility (ALR,RCH,SNF)</text:p>
            </text:list-item>
            <text:list-item>
              <text:p text:style-name="P2">Download button, real-time loading display with % complete</text:p>
            </text:list-item>
            <text:list-item>
              <text:p text:style-name="P2">Stores the PDF’s on users computer</text:p>
            </text:list-item>
          </text:list>
        </text:list-item>
        <text:list-item>
          <text:p text:style-name="P2">Generate Results button with filters</text:p>
          <text:list>
            <text:list-item>
              <text:p text:style-name="P2">ability for user to add column to results i.e. a keyword count or boolean</text:p>
            </text:list-item>
            <text:list-item>
              <text:p text:style-name="P2">automatically convert from PDF’s to TXT (with a % complete display)</text:p>
            </text:list-item>
            <text:list-item>
              <text:p text:style-name="P2">store the txt’s on users computer</text:p>
            </text:list-item>
            <text:list-item>
              <text:p text:style-name="P2">generate Excel spreadsheet</text:p>
            </text:list-item>
          </text:list>
        </text:list-item>
        <text:list-item>
          <text:p text:style-name="P4">Viewing results</text:p>
          <text:list>
            <text:list-item>
              <text:p text:style-name="P4">dropdown menu with facility name-ID pairs</text:p>
            </text:list-item>
            <text:list-item>
              <text:p text:style-name="P4">display results from one facility</text:p>
            </text:list-item>
            <text:list-item>
              <text:p text:style-name="P4">or view all results in .xlsx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7:38:21.836578354</meta:creation-date>
    <dc:date>2024-06-27T07:49:19.785376921</dc:date>
    <meta:editing-duration>PT10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24" meta:character-count="706" meta:non-whitespace-character-count="611"/>
  </office:meta>
</office:document-meta>
</file>